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4000000398EBA030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62cm" svg:height="4.854cm" svg:x="2.5cm" svg:y="11cm">
          <draw:image xlink:href="Pictures/1000020000000064000000398EBA030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8-10T07:55:35.40</dc:date>
    <dc:creator>Jonathan Webley</dc:creator>
    <meta:document-statistic meta:object-count="1"/>
    <meta:generator>OpenOffice.org/3.1$Win32 OpenOffice.org_project/310m11$Build-9399</meta:generator>
  </office:meta>
</office:document-meta>
</file>